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an Meurer</meta:initial-creator>
    <meta:creation-date>2016-09-10T12:23:01.036334120</meta:creation-date>
    <dc:date>2016-09-10T12:23:42.471813329</dc:date>
    <dc:creator>Taylan Meurer</dc:creator>
    <meta:editing-duration>PT41S</meta:editing-duration>
    <meta:editing-cycles>1</meta:editing-cycles>
    <meta:document-statistic meta:table-count="1" meta:cell-count="12" meta:object-count="0"/>
    <meta:generator>LibreOffice/4.3.3.2$Linux_X86_64 LibreOffice_project/430m0$Build-2</meta:generator>
  </office:meta>
</office:document-meta>
</file>